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4pt" style:text-underline-style="none" fo:font-weight="bold" officeooo:rsid="0014ba08" officeooo:paragraph-rsid="0014ba08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rumLogs</text:p>
      <text:p text:style-name="P2"/>
      <text:p text:style-name="P2">Wed Feb 4<text:span text:style-name="T2">th</text:span></text:p>
      <text:p text:style-name="P1">Decided on DataBase layout and technologies to be used for the 1st sprint.</text:p>
      <text:p text:style-name="Text_20_body"/>
      <text:p text:style-name="P2">Thurs Feb 5th</text:p>
      <text:p text:style-name="P1">Basic crawler and database design agreed on.</text:p>
      <text:p text:style-name="Text_20_body"/>
      <text:p text:style-name="P2">Friday Feb 6th</text:p>
      <text:p text:style-name="P1">Github set up into crawler,server,website</text:p>
      <text:p text:style-name="Text_20_body"/>
      <text:p text:style-name="P2">Monday Feb 9th</text:p>
      <text:p text:style-name="P1">Scraper scrapes 9 different film attributes (name, runtime etc)</text:p>
      <text:p text:style-name="P1">Started API design</text:p>
      <text:p text:style-name="Text_20_body"/>
      <text:p text:style-name="P2">Tuesday Feb 10th</text:p>
      <text:p text:style-name="P1">Scraper can now crawl to different websites via link on original</text:p>
      <text:p text:style-name="P1">API properly documented</text:p>
      <text:p text:style-name="Text_20_body"/>
      <text:p text:style-name="P2">Wednesday Feb 11th</text:p>
      <text:p text:style-name="P1">Having some issues setting up the VMs. Implemented api design for top10 page which will be default website page.</text:p>
      <text:p text:style-name="Text_20_body"/>
      <text:p text:style-name="P2">Thursday 12th</text:p>
      <text:p text:style-name="P1">Working to fix bugs in the scraper([1]) was appearing in some runtimes.</text:p>
      <text:p text:style-name="P1">getFilm api design implemented. Test database with 100 films working.</text:p>
      <text:p text:style-name="Text_20_body"/>
      <text:p text:style-name="P1"><text:span text:style-name="T1">Friday 13th</text:span> </text:p>
      <text:p text:style-name="P1">getFilmList api design implemented.</text:p>
      <text:p text:style-name="Text_20_body"/>
      <text:p text:style-name="P2">Monday 16th</text:p>
      <text:p text:style-name="P1">Debugging encoding errors in the scraper/crawler. Fixing server so incorrect parameters can't be entered.</text:p>
      <text:p text:style-name="Text_20_body"/>
      <text:p text:style-name="P2">Tuesday 17th</text:p>
      <text:p text:style-name="P1">Found out no website done, vms info still isn't known. More little bug fixing jobs. Python unit tests written</text:p>
      <text:p text:style-name="Text_20_body"/>
      <text:p text:style-name="P2">Wednesday 18th</text:p>
      <text:p text:style-name="P1">Quick website put together, found out vm password, can't connect. API tester started but not completed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</meta:initial-creator>
    <meta:creation-date>2015-02-23T21:36:38.837913868</meta:creation-date>
    <dc:date>2015-02-23T21:37:40.875841606</dc:date>
    <dc:creator>Jack </dc:creator>
    <meta:editing-duration>P0D</meta:editing-duration>
    <meta:editing-cycles>1</meta:editing-cycles>
    <meta:document-statistic meta:table-count="0" meta:image-count="0" meta:object-count="0" meta:page-count="2" meta:paragraph-count="26" meta:word-count="174" meta:character-count="1088" meta:non-whitespace-character-count="939"/>
    <meta:generator>LibreOffice/4.2.7.2$Linux_X86_64 LibreOffice_project/420m0$Build-2</meta:generator>
  </office:meta>
</office:document-meta>
</file>